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8f5" officeooo:paragraph-rsid="001748f5"/>
    </style:style>
    <style:style style:name="P2" style:family="paragraph" style:parent-style-name="Standard">
      <style:text-properties officeooo:rsid="0018ec8a" officeooo:paragraph-rsid="0018ec8a"/>
    </style:style>
    <style:style style:name="P3" style:family="paragraph" style:parent-style-name="Standard">
      <style:text-properties officeooo:rsid="001a68ca" officeooo:paragraph-rsid="001a68ca"/>
    </style:style>
    <style:style style:name="P4" style:family="paragraph" style:parent-style-name="Standard">
      <style:text-properties officeooo:rsid="001c1732" officeooo:paragraph-rsid="001c1732"/>
    </style:style>
    <style:style style:name="P5" style:family="paragraph" style:parent-style-name="Standard">
      <style:text-properties officeooo:rsid="001dcecc" officeooo:paragraph-rsid="001dcecc"/>
    </style:style>
    <style:style style:name="P6" style:family="paragraph" style:parent-style-name="Standard">
      <style:text-properties officeooo:rsid="001edebb" officeooo:paragraph-rsid="001edebb"/>
    </style:style>
    <style:style style:name="P7" style:family="paragraph" style:parent-style-name="Standard">
      <style:text-properties fo:font-size="54pt" officeooo:rsid="0020d041" officeooo:paragraph-rsid="0020d041" style:font-size-asian="54pt" style:font-size-complex="54pt"/>
    </style:style>
    <style:style style:name="P8" style:family="paragraph" style:parent-style-name="Standard">
      <style:text-properties fo:font-size="12pt" officeooo:rsid="001a68ca" officeooo:paragraph-rsid="0020d041" style:font-size-asian="12pt" style:font-size-complex="12pt"/>
    </style:style>
    <style:style style:name="P9" style:family="paragraph" style:parent-style-name="Standard">
      <style:text-properties fo:font-size="12pt" officeooo:rsid="0020d041" officeooo:paragraph-rsid="0020d041" style:font-size-asian="12pt" style:font-size-complex="12pt"/>
    </style:style>
    <style:style style:name="P10" style:family="paragraph" style:parent-style-name="Standard">
      <style:text-properties fo:font-size="12pt" officeooo:rsid="00226dba" officeooo:paragraph-rsid="00226dba" style:font-size-asian="12pt" style:font-size-complex="12pt"/>
    </style:style>
    <style:style style:name="P11" style:family="paragraph" style:parent-style-name="Standard">
      <style:text-properties fo:color="#ce181e" fo:font-size="12pt" officeooo:rsid="00226dba" officeooo:paragraph-rsid="00226dba" style:font-size-asian="12pt" style:font-size-complex="12pt"/>
    </style:style>
    <style:style style:name="P12" style:family="paragraph" style:parent-style-name="Standard">
      <style:text-properties fo:color="#111111" fo:font-size="12pt" officeooo:rsid="00226dba" officeooo:paragraph-rsid="00226dba" style:font-size-asian="12pt" style:font-size-complex="12pt"/>
    </style:style>
    <style:style style:name="P13" style:family="paragraph" style:parent-style-name="Standard">
      <style:text-properties fo:color="#000000" fo:font-size="12pt" officeooo:rsid="00226dba" officeooo:paragraph-rsid="00226dba" style:font-size-asian="12pt" style:font-size-complex="12pt"/>
    </style:style>
    <style:style style:name="P14" style:family="paragraph" style:parent-style-name="Standard">
      <style:text-properties fo:color="#000000" fo:font-size="12pt" officeooo:rsid="0022c9bb" officeooo:paragraph-rsid="0022c9bb" style:font-size-asian="12pt" style:font-size-complex="12pt"/>
    </style:style>
    <style:style style:name="P15" style:family="paragraph" style:parent-style-name="Standard">
      <style:text-properties fo:color="#000000" fo:font-size="12pt" officeooo:rsid="00238b15" officeooo:paragraph-rsid="00238b15" style:font-size-asian="12pt" style:font-size-complex="12pt"/>
    </style:style>
    <style:style style:name="T1" style:family="text">
      <style:text-properties officeooo:rsid="00226dba"/>
    </style:style>
    <style:style style:name="T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encia Artificial <text:s/>13 de marzo</text:p>
      <text:p text:style-name="P1"/>
      <text:p text:style-name="P2">Inteligenicia Artificial</text:p>
      <text:p text:style-name="P2">Representacion del conocimiento</text:p>
      <text:p text:style-name="P2">sistemas expertos</text:p>
      <text:p text:style-name="P2"/>
      <text:p text:style-name="P2">Rae</text:p>
      <text:p text:style-name="P2">Capacidad de entender o comprender. Capacidad de </text:p>
      <text:p text:style-name="P2"/>
      <text:p text:style-name="P2">Sintetizar nuevos conocimientos sobre la ase de conceptos viejos que se toman y se re acomodan de nueva manera</text:p>
      <text:p text:style-name="P2"/>
      <text:p text:style-name="P2">Capacidad de adaptarse a circunstancia cambiantes e imprevisibles</text:p>
      <text:p text:style-name="P2"/>
      <text:p text:style-name="P2"/>
      <text:p text:style-name="P2">Razonamiento: Inferir relaciones, búsqueda de respuestas, soluciones de problemas, etc.</text:p>
      <text:p text:style-name="P2"/>
      <text:p text:style-name="P3">Base de conocimiento: Lugar donde se guarda la información utilizada para un problema</text:p>
      <text:p text:style-name="P3"/>
      <text:p text:style-name="P3"><text:tab/>Aprender implica cambiar la base del conocimiento</text:p>
      <text:p text:style-name="P3"><text:tab/>Razonar no implica cambiar de la base del conocimientos</text:p>
      <text:p text:style-name="P3"/>
      <text:p text:style-name="P3">Interaccion con el mundo exterior: Percepción y acción </text:p>
      <text:p text:style-name="P3">Aprendizaje adquirir y utilizar nuevos datos</text:p>
      <text:p text:style-name="P3"/>
      <text:p text:style-name="P3"><text:tab/> Una aplicación es inteligente si es capaz de aprender</text:p>
      <text:p text:style-name="P3"/>
      <text:p text:style-name="P3">Inteligencia Artificial</text:p>
      <text:p text:style-name="P3">Desarrollo y utilización de ordenadores con los que se intenta reproducir los procesos de la inteligente humana.</text:p>
      <text:p text:style-name="P3"/>
      <text:p text:style-name="P4">Intencionalidad</text:p>
      <text:p text:style-name="P4">Por que realizar distintas acciones</text:p>
      <text:p text:style-name="P4"/>
      <text:p text:style-name="P4">Conciencias</text:p>
      <text:p text:style-name="P4">No solo realizar tareas sino tener conciencia de la realización</text:p>
      <text:p text:style-name="P4"/>
      <text:p text:style-name="P4">Necesidad</text:p>
      <text:p text:style-name="P4">Fuente de superación en las acciones inteligentes</text:p>
      <text:p text:style-name="P4"/>
      <text:p text:style-name="P4"/>
      <text:p text:style-name="P4">IA EVOLUCION</text:p>
      <text:p text:style-name="P4"/>
      <text:p text:style-name="P4">Problemas formales que estaban estrucuturados y tenian limites bien definidos</text:p>
      <text:p text:style-name="P4"/>
      <text:p text:style-name="P4">los protectos de IA mas exitosos estaban orientados a un muy estrecho dominio de problemas y usualmente codificaban conocimientos muy especifico respecto del problema a ser resuelto</text:p>
      <text:p text:style-name="P4"/>
      <text:p text:style-name="P4">Desde los 80’s se estuvo trabajando en la resolucion de los problemas de la ision y conversacion de las maquinas</text:p>
      <text:p text:style-name="P4"/>
      <text:p text:style-name="P5"><text:soft-page-break/>Debido a que ada ve hay mas transaccione que son realizadas a traves de redes. Hay mas ineres en tener agentes que puedan ejecuar acciones especificas. Los agentes inteligentes pueden proveer un valor real a los usuarios en este nuevo e interconectados mundo de redes</text:p>
      <text:p text:style-name="P5"/>
      <text:p text:style-name="P5">Estrategias de procedimientos</text:p>
      <text:p text:style-name="P5"><text:s/>Agenntes Reactivos</text:p>
      <text:p text:style-name="P5"/>
      <text:p text:style-name="P5">Los problemas n los que se ocupa técnicas de IA <text:s/>son aquellos que</text:p>
      <text:p text:style-name="P5">NO tienen una solución unica</text:p>
      <text:p text:style-name="P5">Las soluciones son aceptadas como “buenas”, no como “optimas”</text:p>
      <text:p text:style-name="P5">Varian en el tiempo</text:p>
      <text:p text:style-name="P5">La explosion combinatoria en la resolucion se vuelve inmanejable</text:p>
      <text:p text:style-name="P5"/>
      <text:p text:style-name="P5"/>
      <text:p text:style-name="P6">Sistema Basado en conocimiento</text:p>
      <text:p text:style-name="P6">2 tareas</text:p>
      <text:p text:style-name="P6">Adquisición del conocimientos</text:p>
      <text:p text:style-name="P6">Representación de conocimientos</text:p>
      <text:p text:style-name="P6"/>
      <text:p text:style-name="P6"/>
      <text:p text:style-name="P6"/>
      <text:p text:style-name="P6">Sea un tablero de damas donde, en vertices opuestos se han surpimido 2 csillas. Seprentende cubrir el exactamente el resto de las casillas con piezas con dominó. Con cada ficha se cubrirar 2 casillas y está prohibido que las fichas se solapen o salgan del tablero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Segunda Mitad</text:p>
      <text:p text:style-name="P8"/>
      <text:p text:style-name="P8"/>
      <text:p text:style-name="P9">AGENTE</text:p>
      <text:p text:style-name="P9">concepto</text:p>
      <text:p text:style-name="P9">Un agente es todo aquello que puede considerarse que percibe su ambiente mediante sensores y que responde o actúa en tal ambiente por medio de efectores.</text:p>
      <text:p text:style-name="P9">Sistema encapsulado ituado en algun ambiente, y capaz de una accion autonoma flexible(cambia, lo que significa que es capaz de aprender) en ese ambiente en <text:s/>orden de alcanzar sus objetivos de diseño</text:p>
      <text:p text:style-name="P9"/>
      <text:p text:style-name="P9">3 Caracterisitcas</text:p>
      <text:p text:style-name="P9">1 Reaccionar: agentes perciben su ambiente()y responder in a timely fashion to changes that occur </text:p>
      <text:p text:style-name="P9"/>
      <text:p text:style-name="P9">Pro- actividad: no solo responden a los eventos, sino que son capaces de exibir <text:span text:style-name="T1">un comportamiento <text:s text:c="2"/>guiado por objetivos</text:span></text:p>
      <text:p text:style-name="P9"/>
      <text:p text:style-name="P10">Capacidad Social: los agentes deben poder interactuar con otros agentes(and possibly humans) mediante algun medio de comunicación</text:p>
      <text:p text:style-name="P10"/>
      <text:p text:style-name="P10"/>
      <text:p text:style-name="P10">para construir un agente inteligente hay que tener un balance adecuado entre ser pro-activo y reactivo</text:p>
      <text:p text:style-name="P10"/>
      <text:p text:style-name="P11">Los objetos (OOP) son agentes ?</text:p>
      <text:p text:style-name="P11"/>
      <text:p text:style-name="P12">Evaluar diferencias entre Agentes y Objetos</text:p>
      <text:p text:style-name="P12"/>
      <text:p text:style-name="P11">Los Sistemas Expertos son Agentes?</text:p>
      <text:p text:style-name="P13"/>
      <text:p text:style-name="P13">Evaluar diferencia entre Agentes y Sistemas Expertos</text:p>
      <text:p text:style-name="P13"/>
      <text:p text:style-name="P13"/>
      <text:p text:style-name="P13">Estado del ambiente del agente</text:p>
      <text:p text:style-name="P13">S={s1,s2,s3}</text:p>
      <text:p text:style-name="P13"/>
      <text:p text:style-name="P13">Acciones del agente</text:p>
      <text:p text:style-name="P13">A={a1,a2..}</text:p>
      <text:p text:style-name="P13"/>
      <text:p text:style-name="P13">Entonces en forma abstracta se puede definir a un agentes como</text:p>
      <text:p text:style-name="P13">action: S*-- A</text:p>
      <text:p text:style-name="P13">y el comportamiento no determinista del ambiente se define como</text:p>
      <text:p text:style-name="P13">env: SxA--p(S)</text:p>
      <text:p text:style-name="P13"/>
      <text:p text:style-name="P13"/>
      <text:p text:style-name="P13">AGENTE PURAMENTE REACTUOS</text:p>
      <text:p text:style-name="P13"/>
      <text:p text:style-name="P13">Son aquellos que deciden que hacer sin tener en cuenta su historial</text:p>
      <text:p text:style-name="P13">action: S—A</text:p>
      <text:p text:style-name="P13"><text:soft-page-break/>Son los tipos de agentes mas simples</text:p>
      <text:p text:style-name="P13"/>
      <text:p text:style-name="P13">Que tenemos hasta este momento</text:p>
      <text:p text:style-name="P13">Solamente la deficion abstracta de agente, nada que nos diga como construir la funcion action que mapee </text:p>
      <text:p text:style-name="P13"/>
      <text:p text:style-name="P13">Especificamente diseñar </text:p>
      <text:p text:style-name="P13"/>
      <text:p text:style-name="P13">Las primeras funciones que vamos a analizar son <text:span text:style-name="T2">see</text:span> y <text:span text:style-name="T2">action</text:span></text:p>
      <text:p text:style-name="P13"/>
      <text:p text:style-name="P14">Funcion see</text:p>
      <text:p text:style-name="P14">see: S—P</text:p>
      <text:p text:style-name="P14"/>
      <text:p text:style-name="P14">La relacion de equivalencia consigo mismo</text:p>
      <text:p text:style-name="P14">S1=S1</text:p>
      <text:p text:style-name="P14"/>
      <text:p text:style-name="P14"/>
      <text:p text:style-name="P15">Agente on estado</text:p>
      <text:p text:style-name="P15">Actuan en base a una persepcion de lo que está pasando</text:p>
      <text:p text:style-name="P15">see: S—P</text:p>
      <text:p text:style-name="P15">Action I—A</text:p>
      <text:p text:style-name="P15">next: IxP—I</text:p>
      <text:p text:style-name="P15"/>
      <text:p text:style-name="P14"/>
      <text:p text:style-name="P15">Comienza</text:p>
      <text:p text:style-name="P15">en I0</text:p>
      <text:p text:style-name="P15">genera </text:p>
      <text:p text:style-name="P14"/>
      <text:p text:style-name="P13"/>
      <text:p text:style-name="P15">Arquitecturas Basas en Logica</text:p>
      <text:p text:style-name="P15">El comportamiento inteligente </text:p>
      <text:p text:style-name="P15">SEE: S—P</text:p>
      <text:p text:style-name="P15">NEXT: DxP—D</text:p>
      <text:p text:style-name="P15">action: D—A </text:p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9:16:15.511503581</meta:creation-date>
    <dc:date>2019-03-14T06:55:47.081264571</dc:date>
    <meta:editing-duration>PT8H13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87" meta:word-count="667" meta:character-count="4239" meta:non-whitespace-character-count="3650"/>
  </office:meta>
</office:document-meta>
</file>